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Caption">
      <style:text-properties officeooo:paragraph-rsid="000bf614"/>
    </style:style>
    <style:style style:name="P4" style:family="paragraph" style:parent-style-name="Azione_20_attore">
      <style:text-properties officeooo:rsid="001f2df0" officeooo:paragraph-rsid="001f2df0"/>
    </style:style>
    <style:style style:name="P5" style:family="paragraph" style:parent-style-name="Azione_20_sistema">
      <style:text-properties officeooo:rsid="001f2df0" officeooo:paragraph-rsid="001f2df0"/>
    </style:style>
    <style:style style:name="P6" style:family="paragraph" style:parent-style-name="Table_20_Contents" style:list-style-name="L1"/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officeooo:rsid="001f2df0" officeooo:paragraph-rsid="001f2df0"/>
    </style:style>
    <style:style style:name="P9" style:family="paragraph" style:parent-style-name="Table_20_Contents">
      <style:text-properties officeooo:rsid="001f2df0" officeooo:paragraph-rsid="000bf614"/>
    </style:style>
    <style:style style:name="P10" style:family="paragraph" style:parent-style-name="Table_20_Contents">
      <style:text-properties officeooo:paragraph-rsid="000ba968"/>
    </style:style>
    <style:style style:name="P11" style:family="paragraph" style:parent-style-name="Table_20_Contents" style:list-style-name="L2"/>
    <style:style style:name="T1" style:family="text">
      <style:text-properties officeooo:rsid="000ba968"/>
    </style:style>
    <style:style style:name="T2" style:family="text">
      <style:text-properties officeooo:rsid="0019dbc7"/>
    </style:style>
    <style:style style:name="T3" style:family="text">
      <style:text-properties officeooo:rsid="0012dfa4"/>
    </style:style>
    <style:style style:name="T4" style:family="text">
      <style:text-properties officeooo:rsid="001e1213"/>
    </style:style>
    <style:style style:name="T5" style:family="text">
      <style:text-properties officeooo:rsid="0022e8a9"/>
    </style:style>
    <style:style style:name="T6" style:family="text">
      <style:text-properties officeooo:rsid="000bf614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9"><text:span text:style-name="T6">Delegato Tirocinante visualizza pianificazione attività Tirocinant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10"><text:span text:style-name="T1">N/D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<text:span text:style-name="T1">Delegato</text:span> Tirocinant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Autenticazione effettuata con successo <text:span text:style-name="T2">come </text:span><text:span text:style-name="T1">Delegato</text:span><text:span text:style-name="T2"> </text:span><text:span text:style-name="T3">Tirocinant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7386752" text:style-name="Numerazione_20_UC">
              <text:list-item text:start-value="1">
                <text:p text:style-name="P4"><text:span text:style-name="T1">Il Delegato</text:span> Tirocinante accede alla sua pagina personale.</text:p>
              </text:list-item>
              <text:list-item>
                <text:p text:style-name="P5">Il sistema risponde mostrando un'area (Estende Ricerca)</text:p>
              </text:list-item>
              <text:list-item>
                <text:p text:style-name="P4"><text:span text:style-name="T1">Il Delegato</text:span> Tirocinante inserisce la sua matricola e la sottomette al sistema.</text:p>
              </text:list-item>
              <text:list-item>
                <text:p text:style-name="P5">Il sistema visualizza l'elenco delle attività che sono state assegnate al tirocinante.</text:p>
              </text:list-item>
              <text:list-item>
                <text:p text:style-name="P4"><text:span text:style-name="T1">Il Delegato</text:span> Tirocinante visualizza la scheda con i suoi dati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<text:span text:style-name="T4">Il sistema mostra i dati </text:span><text:span text:style-name="T5">del tirocinante.</text:span>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6406283" text:style-name="L2">
              <text:list-item>
                <text:p text:style-name="P11">Casi eccezionali e punti di estensione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>Il sistema deve visualizzare tutte le form entro 20 secondi dalla richiesta.</text:p>
            <text:p text:style-name="Table_20_Contents"/>
          </table:table-cell>
        </table:table-row>
      </table:table>
      <text:p text:style-name="P3"><text:span text:style-name="T6">UC_M_42_Delegato Tirocinante visualizza pianificazione attività Tirocinan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3T17:24:03.48</meta:creation-date>
    <meta:editing-duration>PT15S</meta:editing-duration>
    <meta:editing-cycles>3</meta:editing-cycles>
    <meta:generator>LibreOffice/3.6$Windows_x86 LibreOffice_project/da8c1e6-fd468f4-454e206-f42a4a9-143cfd</meta:generator>
    <dc:date>2012-11-23T17:29:04.32</dc:date>
    <meta:document-statistic meta:table-count="1" meta:image-count="0" meta:object-count="0" meta:page-count="1" meta:paragraph-count="21" meta:word-count="120" meta:character-count="867" meta:non-whitespace-character-count="774"/>
  </office:meta>
</office:document-meta>
</file>